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34e3" officeooo:paragraph-rsid="001e34e3"/>
    </style:style>
    <style:style style:name="T1" style:family="text">
      <style:text-properties officeooo:rsid="001e34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4"/><text:span text:style-name="T1">Assi 6 iot</text:span></text:p>
      <text:p text:style-name="Standard"><text:s text:c="37"/><text:span text:style-name="T1">Temperature sensor</text:span></text:p>
      <text:p text:style-name="Standard"/>
      <text:p text:style-name="Standard"/>
      <text:p text:style-name="Standard">int tempsensor;</text:p>
      <text:p text:style-name="Standard">void setup()</text:p>
      <text:p text:style-name="Standard">{</text:p>
      <text:p text:style-name="Standard"><text:s/>pinMode(A2,INPUT);</text:p>
      <text:p text:style-name="Standard">pinMode(12,OUTPUT);</text:p>
      <text:p text:style-name="Standard"><text:s/>pinMode(13,OUTPUT);</text:p>
      <text:p text:style-name="Standard"><text:s/></text:p>
      <text:p text:style-name="Standard">}</text:p>
      <text:p text:style-name="Standard">void loop()</text:p>
      <text:p text:style-name="Standard">{</text:p>
      <text:p text:style-name="Standard"><text:s/>tempsensor=analogRead(A2);</text:p>
      <text:p text:style-name="Standard"><text:s/>if(tempsensor&gt;=200)</text:p>
      <text:p text:style-name="Standard"><text:s/>{</text:p>
      <text:p text:style-name="Standard"><text:s/>digitalWrite(13,HIGH);</text:p>
      <text:p text:style-name="Standard"><text:s/>tone(12,500,500);</text:p>
      <text:p text:style-name="Standard"><text:s/>}</text:p>
      <text:p text:style-name="Standard"><text:s/>digitalWrite(13,LOW);</text:p>
      <text:p text:style-name="P1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5T20:59:55.199000000</meta:creation-date>
    <dc:date>2022-11-15T21:00:55.923000000</dc:date>
    <meta:editing-duration>PT1M1S</meta:editing-duration>
    <meta:editing-cycles>1</meta:editing-cycles>
    <meta:document-statistic meta:table-count="0" meta:image-count="0" meta:object-count="0" meta:page-count="1" meta:paragraph-count="20" meta:word-count="25" meta:character-count="334" meta:non-whitespace-character-count="227"/>
    <meta:generator>LibreOffice/7.2.1.2$Windows_X86_64 LibreOffice_project/87b77fad49947c1441b67c559c339af8f3517e22</meta:generator>
  </office:meta>
</office:document-meta>
</file>